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dd0000" style:font-name="Courier New" fo:font-size="9pt" style:font-size-asian="9pt"/>
    </style:style>
    <style:style style:name="T4" style:family="text">
      <style:text-properties fo:color="#dd0000" style:font-name="Courier New" fo:font-size="9pt" fo:background-color="#cfe6ff" loext:char-shading-value="0" style:font-size-asian="9pt"/>
    </style:style>
    <style:style style:name="T5" style:family="text">
      <style:text-properties fo:color="#dd0000" style:font-name="Courier New" fo:font-size="9pt" fo:background-color="#fff9af" loext:char-shading-value="0" style:font-size-asian="9pt"/>
    </style:style>
    <style:style style:name="T6" style:family="text">
      <style:text-properties fo:color="#ffffff" style:font-name="Courier New" fo:font-size="9pt" fo:background-color="#000000" loext:char-shading-value="0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urasian red squirrel 8:103903116 </text:span><text:span text:style-name="T3">GGGGGTGGGGGGACTAGCATTATACCCAGTCCTATGCCACAATGC</text:span><text:span text:style-name="T1"> 8:10390307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3071 </text:span><text:span text:style-name="T3">CTCTAACCCCTTTAGGTCATATCAAAGACTTTGTTTTCTAAAGAA</text:span><text:span text:style-name="T1"> 8:10390302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3026 </text:span><text:span text:style-name="T3">CAACAATTAAGATTAAATCTTCAAATGGAGACACACATACTTATG</text:span><text:span text:style-name="T1"> 8:10390298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981 </text:span><text:span text:style-name="T3">GAGTTATCTTTTTCTTTATCTAAAGCTGGCATTTCCATCTCTATC</text:span><text:span text:style-name="T1"> 8:10390293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936 </text:span><text:span text:style-name="T3">TAAAATCACCTTCCTTTTTGAAGAAATGTCATTAAAGACAAAGTC</text:span><text:span text:style-name="T1"> 8:10390289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891 </text:span><text:span text:style-name="T3">CTAAATCTCACCTAGGATAAGGATGCCCTGGCAGCCAAAGGAAAC</text:span><text:span text:style-name="T1"> 8:10390284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846 </text:span><text:span text:style-name="T3">CAAAAGCCCATAGAAAGATTTGACCCACGAATGTATTTTGTTAAG</text:span><text:span text:style-name="T1"> 8:10390280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801 </text:span><text:span text:style-name="T3">TCTTTGTTTTTTTTTTTTGTTGGTGGTGGTGGTTGTCAACATTTA</text:span><text:span text:style-name="T1"> 8:10390275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756 </text:span><text:span text:style-name="T3">GAATTCAGGCAGTTTCACATCAAAGATCTGATTCCTGGCACCTTT</text:span><text:span text:style-name="T1"> 8:10390271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711 </text:span><text:span text:style-name="T3">TGAAGATGTAAAGATTCATCGAGACTTGGTCCATATAGCCACAAT</text:span><text:span text:style-name="T1"> 8:10390266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666 </text:span><text:span text:style-name="T3">TAGGTAGAGGCAGGTGAAAGCTTCCCTCTTGGCTGGGTTGTGGTG</text:span><text:span text:style-name="T1"> 8:10390262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621 </text:span><text:span text:style-name="T3">CCTCACTTTTGCAGTATCTGATCTCATGAATGTGATCTGTCTGAC</text:span><text:span text:style-name="T1"> 8:10390257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576 </text:span><text:span text:style-name="T3">CCTATGGGCATTTGAATTGTCCTGTTCTGTCCCCTACAGCCAGCG</text:span><text:span text:style-name="T1"> 8:10390253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531 </text:span><text:span text:style-name="T3">TCTCATTCTGTTTTAATGTCAGGTACTTATAGCTTTCCAGAAAGG</text:span><text:span text:style-name="T1"> 8:10390248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486 </text:span><text:span text:style-name="T3">CTCAGGCTGGTGTGAGTACTGATTAAATCGCTACCAGAAGGAAGA</text:span><text:span text:style-name="T1"> 8:10390244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441 </text:span><text:span text:style-name="T3">GAATTGGCTTCATCGAGGCCCACGTGCTGCTCCTAGCCCCACCCA</text:span><text:span text:style-name="T1"> 8:103902397</text:span></text:p>
      <text:p text:style-name="Standard"><text:span text:style-name="T1">Mouse <text:s text:c="28"/>............................................. <text:s text:c="11"/></text:span></text:p>
      <text:p text:style-name="P1"><text:soft-page-break/></text:p>
      <text:p text:style-name="Standard"><text:span text:style-name="T1">Eurasian red squirrel 8:103902396 </text:span><text:span text:style-name="T3">GGCCTTCCAGGGATAGGAGTTAATGCCAGGGCGGATCTG</text:span><text:span text:style-name="T1">GTATCT 8:10390235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351 GTATTTGCTGAGCTGGCACCACTCCATCTGTTCACTCAGCCCAAA 8:10390230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306 AGTCAAAACCAAAGTTTCCTCATCCAGGGGGTGGGGCATTTTTAA 8:10390226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261 GAATCTGAAAGAAAGAAGCCAGTGACAGCGCTGGCCCATTTGAAG 8:10390221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216 TCTTTTATGACCAGCTATTGCCACCAAAGGATAAGTTTCCTGTTT 8:10390217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171 ACCAGTGGGCCTGAGACACAGTGGTTGTACTTCCTGACTGTGCTG 8:10390212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126 AGCTTGGCACACAGGCCAGGTTCTGTCTGTCAGAATGGTGAGGCT 8:10390208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081 GAATGCCCACTCTGTACTTGGCTGGGTGAGGGTGGCAGGGCCCCC 8:10390203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2036 ATAGCCTGGGTTCTGGATGAGGGCCACCCTCAGGAGGGCACTTAA 8:103901992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991 CTTTGGCTCCAGAACTGGCCTTAGCATTCAGAAAGGAAGCAAAAG 8:103901947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946 AGGGGAGCGG</text:span><text:span text:style-name="T2">CCTT</text:span><text:span text:style-name="T1">G</text:span><text:span text:style-name="T2">CCTCC</text:span><text:span text:style-name="T1">T</text:span><text:span text:style-name="T2">TTCT</text:span><text:span text:style-name="T1">GG</text:span><text:span text:style-name="T2">C</text:span><text:span text:style-name="T1">TC</text:span><text:span text:style-name="T2">TCC</text:span><text:span text:style-name="T1">CCT</text:span><text:span text:style-name="T2">TT</text:span><text:span text:style-name="T1">AGAT</text:span><text:span text:style-name="T2">TT</text:span><text:span text:style-name="T1">C 8:103901902</text:span></text:p>
      <text:p text:style-name="Standard"><text:span text:style-name="T1">Mouse <text:s text:c="16"/>4:118187691 .........</text:span><text:span text:style-name="T6">.C</text:span><text:span text:style-name="T2">CTT</text:span><text:span text:style-name="T1">C</text:span><text:span text:style-name="T2">CCTCC</text:span><text:span text:style-name="T1">C</text:span><text:span text:style-name="T2">TTCT</text:span><text:span text:style-name="T1">TT</text:span><text:span text:style-name="T2">C</text:span><text:span text:style-name="T1">CT</text:span><text:span text:style-name="T2">TCC</text:span><text:span text:style-name="T1">TTC</text:span><text:span text:style-name="T2">TT</text:span><text:span text:style-name="T1">CCTC</text:span><text:span text:style-name="T2">TT</text:span><text:span text:style-name="T1">T 4:118187725</text:span></text:p>
      <text:p text:style-name="P1"/>
      <text:p text:style-name="Standard"><text:span text:style-name="T1">Eurasian red squirrel 8:103901901 </text:span><text:span text:style-name="T2">CTTTT</text:span><text:span text:style-name="T1">CC‑‑‑‑‑‑‑‑‑‑‑‑‑‑‑‑‑‑</text:span><text:span text:style-name="T2">TC</text:span><text:span text:style-name="T1">T</text:span><text:span text:style-name="T2">GGGG</text:span><text:span text:style-name="T1">TC</text:span><text:span text:style-name="T2">C</text:span><text:span text:style-name="T1">‑‑‑‑‑A</text:span><text:span text:style-name="T2">AT</text:span><text:span text:style-name="T1">C</text:span><text:span text:style-name="T2">C</text:span><text:span text:style-name="T1"> 8:103901880</text:span></text:p>
      <text:p text:style-name="Standard"><text:span text:style-name="T1">Mouse <text:s text:c="16"/>4:118187726 </text:span><text:span text:style-name="T2">CTTTT</text:span><text:span text:style-name="T1">TTGTTGTACTGGCAACTAAA</text:span><text:span text:style-name="T2">TC</text:span><text:span text:style-name="T1">C</text:span><text:span text:style-name="T2">GGGG</text:span><text:span text:style-name="T1">AA</text:span><text:span text:style-name="T2">C</text:span><text:span text:style-name="T1">TCATGC</text:span><text:span text:style-name="T2">AT</text:span><text:span text:style-name="T1">G</text:span><text:span text:style-name="T2">C</text:span><text:span text:style-name="T1"> 4:118187770</text:span></text:p>
      <text:p text:style-name="P1"/>
      <text:p text:style-name="Standard"><text:span text:style-name="T1">Eurasian red squirrel 8:103901879 A</text:span><text:span text:style-name="T2">GGC</text:span><text:span text:style-name="T1">G</text:span><text:span text:style-name="T2">AAGGCTCT</text:span><text:span text:style-name="T1">‑‑‑‑‑‑TG</text:span><text:span text:style-name="T2">G</text:span><text:span text:style-name="T1">TGC</text:span><text:span text:style-name="T2">AGAAC</text:span><text:span text:style-name="T1">‑‑</text:span><text:span text:style-name="T2">AG</text:span><text:span text:style-name="T1">AATC</text:span><text:span text:style-name="T2">TTTT</text:span><text:span text:style-name="T1">A</text:span><text:span text:style-name="T2">A</text:span><text:span text:style-name="T1">T 8:103901843</text:span></text:p>
      <text:p text:style-name="Standard"><text:span text:style-name="T1">Mouse <text:s text:c="16"/>4:118187771 T</text:span><text:span text:style-name="T2">GGC</text:span><text:span text:style-name="T1">T</text:span><text:span text:style-name="T2">AAGGCTCT</text:span><text:span text:style-name="T1">ACCACCGA</text:span><text:span text:style-name="T2">G</text:span><text:span text:style-name="T1">CTA</text:span><text:span text:style-name="T2">AGAAC</text:span><text:span text:style-name="T1">CA</text:span><text:span text:style-name="T2">AG</text:span><text:span text:style-name="T1">GCCT</text:span><text:span text:style-name="T2">TTTT</text:span><text:span text:style-name="T1">C</text:span><text:span text:style-name="T2">A</text:span><text:span text:style-name="T1">G 4:118187815</text:span></text:p>
      <text:p text:style-name="P1"/>
      <text:p text:style-name="Standard"><text:span text:style-name="T1">Eurasian red squirrel 8:103901842 </text:span><text:span text:style-name="T2">A</text:span><text:span text:style-name="T1">A</text:span><text:span text:style-name="T2">ATTT</text:span><text:span text:style-name="T1">GT</text:span><text:span text:style-name="T2">A</text:span><text:span text:style-name="T1">T‑‑‑‑</text:span><text:span text:style-name="T2">CTTTTGTT</text:span><text:span text:style-name="T1">TTT</text:span><text:span text:style-name="T2">A</text:span><text:span text:style-name="T1">A</text:span><text:span text:style-name="T2">G</text:span><text:span text:style-name="T4">T</text:span><text:span text:style-name="T3">‑‑‑‑‑‑‑‑‑</text:span><text:span text:style-name="T4">CTC</text:span><text:span text:style-name="T3">C</text:span><text:span text:style-name="T4">A</text:span><text:span text:style-name="T3">G</text:span><text:span text:style-name="T4">G</text:span><text:span text:style-name="T1"> 8:103901811</text:span></text:p>
      <text:p text:style-name="Standard"><text:span text:style-name="T1">Mouse <text:s text:c="16"/>4:118187816 </text:span><text:span text:style-name="T2">A</text:span><text:span text:style-name="T1">G</text:span><text:span text:style-name="T2">ATTT</text:span><text:span text:style-name="T1">CC</text:span><text:span text:style-name="T2">A</text:span><text:span text:style-name="T1">AAATA</text:span><text:span text:style-name="T2">CTTTTGTT</text:span><text:span text:style-name="T1">ACA</text:span><text:span text:style-name="T2">A</text:span><text:span text:style-name="T1">T</text:span><text:span text:style-name="T2">GT</text:span><text:span text:style-name="T1">GACAAAGAT</text:span><text:span text:style-name="T2">CTC</text:span><text:span text:style-name="T1">T</text:span><text:span text:style-name="T2">A</text:span><text:span text:style-name="T1">C</text:span><text:span text:style-name="T2">G</text:span><text:span text:style-name="T1"> 4:118187860</text:span></text:p>
      <text:p text:style-name="P1"/>
      <text:p text:style-name="Standard"><text:span text:style-name="T1">Eurasian red squirrel 8:103901810 </text:span><text:span text:style-name="T4">AAG</text:span><text:span text:style-name="T3">CAGG</text:span><text:span text:style-name="T5">A</text:span><text:span text:style-name="T4">TG</text:span><text:span text:style-name="T3">C</text:span><text:span text:style-name="T4">C</text:span><text:span text:style-name="T3">A</text:span><text:span text:style-name="T4">G</text:span><text:span text:style-name="T3">A</text:span><text:span text:style-name="T4">GCCTCT</text:span><text:span text:style-name="T3">G</text:span><text:span text:style-name="T4">GG</text:span><text:span text:style-name="T3">G</text:span><text:span text:style-name="T4">A</text:span><text:span text:style-name="T3">A</text:span><text:span text:style-name="T4">A</text:span><text:span text:style-name="T3">A</text:span><text:span text:style-name="T4">TGTTCCTTTAT</text:span><text:span text:style-name="T3">A</text:span><text:span text:style-name="T4">CCAG</text:span><text:span text:style-name="T1"> 8:103901766</text:span></text:p>
      <text:p text:style-name="Standard"><text:soft-page-break/><text:span text:style-name="T1">Mouse <text:s text:c="16"/>4:118187861 </text:span><text:span text:style-name="T2">AAG</text:span><text:span text:style-name="T1">TCCTT</text:span><text:span text:style-name="T2">TG</text:span><text:span text:style-name="T1">T</text:span><text:span text:style-name="T2">C</text:span><text:span text:style-name="T1">G</text:span><text:span text:style-name="T2">G</text:span><text:span text:style-name="T1">G</text:span><text:span text:style-name="T2">GCCTCT</text:span><text:span text:style-name="T1">T</text:span><text:span text:style-name="T2">GG</text:span><text:span text:style-name="T1">A</text:span><text:span text:style-name="T2">A</text:span><text:span text:style-name="T1">T</text:span><text:span text:style-name="T2">A</text:span><text:span text:style-name="T1">C</text:span><text:span text:style-name="T2">TGTTCCTTTAT</text:span><text:span text:style-name="T1">C</text:span><text:span text:style-name="T2">CCAG</text:span><text:span text:style-name="T1"> 4:118187905</text:span></text:p>
      <text:p text:style-name="P1"/>
      <text:p text:style-name="Standard"><text:span text:style-name="T1">Eurasian red squirrel 8:103901765 </text:span><text:span text:style-name="T4">TGT</text:span><text:span text:style-name="T3">G</text:span><text:span text:style-name="T4">TTG</text:span><text:span text:style-name="T3">AT</text:span><text:span text:style-name="T4">GG</text:span><text:span text:style-name="T3">C</text:span><text:span text:style-name="T4">AGGG</text:span><text:span text:style-name="T3">ACCTGTCCTCTTTTTTATTACCTTGTACA</text:span><text:span text:style-name="T1"> 8:103901721</text:span></text:p>
      <text:p text:style-name="Standard"><text:span text:style-name="T1">Mouse <text:s text:c="16"/>4:118187906 </text:span><text:span text:style-name="T2">TGT</text:span><text:span text:style-name="T1">A</text:span><text:span text:style-name="T2">TTG</text:span><text:span text:style-name="T1">GA</text:span><text:span text:style-name="T2">GG</text:span><text:span text:style-name="T1">A</text:span><text:span text:style-name="T2">AGG</text:span><text:span text:style-name="T6">G.</text:span><text:span text:style-name="T1">............................ 4:118187921</text:span></text:p>
      <text:p text:style-name="P1"/>
      <text:p text:style-name="Standard"><text:span text:style-name="T1">Eurasian red squirrel 8:103901720 </text:span><text:span text:style-name="T3">AA</text:span><text:span text:style-name="T1">GTAAGTATCCAGGGAGCTGCCTGAGGCATGACTTCCTAGTTCT 8:10390167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675 GGTGGTCCTGCTCCTCTCTCAAAGGAAATGCTTGAGATGCTTTCG 8:10390163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630 GCAAATTAGAGAAAGGAGGAGAGGACTATTTCAGAAGCCAGTCCA 8:10390158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585 CTATCACATTGGCTAAAGCTTCCTTCTTATCCTATAATCCTCCTT 8:10390154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540 TTTCCAGGAGCCACAAGTACAAATAAAAGGACTAGGATCCATTTG 8:10390149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495 CATAAGAAGCCTTGCAAAGTAAGATAGGCTTTCACTCCAGTGCAC 8:10390145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450 ACACAGGGCATCCATCAAGATTTCTGAGATTACATAAAGAAAGAA 8:10390140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405 CAGAGAAGGGGAAGACCAGATGGTTCACAGGTGGGGAAAACTGTG 8:10390136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360 GCTACTTCTCAAGTGTGGCCAGGCTGCTTGCCCTGCCATCCTCTG 8:10390131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315 TTATTGACTGAGTGGAGGAGGGGAACTTGAGTAAGATATGCTGGC 8:10390127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270 AGGAGCAGAAAATAAAAGCAGAGTCCAGGATGGCAAAATCCCAAC 8:10390122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225 AGAGGCAAAATCCTGACAGATGCAGCTTCCAGCCTCACTGCACCC 8:10390118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180 AAATTTGAATTTGTAAAGACAGGCCACAATTATCGTCAGCAGCCA 8:10390113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135 AGACATTTAAGGTCATTTCAATGCTACTGGTGGCAAAGCAGCAAC 8:103901091</text:span></text:p>
      <text:p text:style-name="Standard"><text:span text:style-name="T1">Mouse <text:s text:c="28"/>............................................. <text:s text:c="11"/></text:span></text:p>
      <text:p text:style-name="P1"><text:soft-page-break/></text:p>
      <text:p text:style-name="Standard"><text:span text:style-name="T1">Eurasian red squirrel 8:103901090 ATTTTTGTCTTGGACTGACTGTTTTTGATGCTTCTTTATCCCTCT 8:103901046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045 CAGCTTGGCTTCTCAATCTGACTCTGCAGCATTTTCACTTCTTTC 8:103901001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901000 TAGGAT</text:span><text:span text:style-name="T2">GTGTGTCA</text:span><text:span text:style-name="T1">C‑</text:span><text:span text:style-name="T2">CAGCAGACA</text:span><text:span text:style-name="T1">AG</text:span><text:span text:style-name="T2">CAAACAG</text:span><text:span text:style-name="T1">AGC</text:span><text:span text:style-name="T2">AC</text:span><text:span text:style-name="T1">A</text:span><text:span text:style-name="T2">G</text:span><text:span text:style-name="T1">GGG</text:span><text:span text:style-name="T2">C</text:span><text:span text:style-name="T1"> 8:103900957</text:span></text:p>
      <text:p text:style-name="Standard"><text:span text:style-name="T1">Mouse <text:s text:c="16"/>4:118187998 .....</text:span><text:span text:style-name="T6">.G</text:span><text:span text:style-name="T2">TGTGTCA</text:span><text:span text:style-name="T1">TT</text:span><text:span text:style-name="T2">CAGCAGACA</text:span><text:span text:style-name="T1">GA</text:span><text:span text:style-name="T2">CAAACAG</text:span><text:span text:style-name="T1">CCA</text:span><text:span text:style-name="T2">AC</text:span><text:span text:style-name="T1">C</text:span><text:span text:style-name="T2">G</text:span><text:span text:style-name="T1">T‑‑</text:span><text:span text:style-name="T2">C</text:span><text:span text:style-name="T1"> 4:118188034</text:span></text:p>
      <text:p text:style-name="P1"/>
      <text:p text:style-name="Standard"><text:span text:style-name="T1">Eurasian red squirrel 8:103900956 </text:span><text:span text:style-name="T2">CTCTC</text:span><text:span text:style-name="T1">CACCCA</text:span><text:span text:style-name="T2">TT</text:span><text:span text:style-name="T1">T</text:span><text:span text:style-name="T2">TCAC</text:span><text:span text:style-name="T1">C</text:span><text:span text:style-name="T2">TTCCTG</text:span><text:span text:style-name="T1">C</text:span><text:span text:style-name="T2">A</text:span><text:span text:style-name="T1">A</text:span><text:span text:style-name="T2">A</text:span><text:span text:style-name="T1">GTTG</text:span><text:span text:style-name="T2">GT</text:span><text:span text:style-name="T1">CA</text:span><text:span text:style-name="T2">AGTCCCT</text:span><text:span text:style-name="T1">‑ 8:103900913</text:span></text:p>
      <text:p text:style-name="Standard"><text:span text:style-name="T1">Mouse <text:s text:c="16"/>4:118188035 </text:span><text:span text:style-name="T2">CTCTC</text:span><text:span text:style-name="T1">‑‑‑‑‑‑</text:span><text:span text:style-name="T2">TT</text:span><text:span text:style-name="T1">C</text:span><text:span text:style-name="T2">TCAC</text:span><text:span text:style-name="T1">T</text:span><text:span text:style-name="T2">TTCCTG</text:span><text:span text:style-name="T1">T</text:span><text:span text:style-name="T2">A</text:span><text:span text:style-name="T1">G</text:span><text:span text:style-name="T2">A</text:span><text:span text:style-name="T1">A‑‑A</text:span><text:span text:style-name="T2">GT</text:span><text:span text:style-name="T1">TG</text:span><text:span text:style-name="T2">AGTCCCT</text:span><text:span text:style-name="T1">T 4:118188071</text:span></text:p>
      <text:p text:style-name="P1"/>
      <text:p text:style-name="Standard"><text:span text:style-name="T1">Eurasian red squirrel 8:103900912 </text:span><text:span text:style-name="T2">GAATCTGGAG</text:span><text:span text:style-name="T1">G</text:span><text:span text:style-name="T2">TGGCCCA</text:span><text:span text:style-name="T1">C</text:span><text:span text:style-name="T2">GA</text:span><text:span text:style-name="T1">T</text:span><text:span text:style-name="T2">GA</text:span><text:span text:style-name="T1">G</text:span><text:span text:style-name="T2">CATT</text:span><text:span text:style-name="T1">C</text:span><text:span text:style-name="T2">CCA</text:span><text:span text:style-name="T1">A</text:span><text:span text:style-name="T2">GAATG</text:span><text:span text:style-name="T1">A</text:span><text:span text:style-name="T2">TTCAG</text:span><text:span text:style-name="T1"> 8:103900868</text:span></text:p>
      <text:p text:style-name="Standard"><text:span text:style-name="T1">Mouse <text:s text:c="16"/>4:118188072 </text:span><text:span text:style-name="T2">GAATCTGGAG</text:span><text:span text:style-name="T1">‑</text:span><text:span text:style-name="T2">TGGCCCA</text:span><text:span text:style-name="T1">G</text:span><text:span text:style-name="T2">GA</text:span><text:span text:style-name="T1">G</text:span><text:span text:style-name="T2">GA</text:span><text:span text:style-name="T1">C</text:span><text:span text:style-name="T2">CATT</text:span><text:span text:style-name="T1">T</text:span><text:span text:style-name="T2">CCA</text:span><text:span text:style-name="T1">G</text:span><text:span text:style-name="T2">GAATG</text:span><text:span text:style-name="T1">G</text:span><text:span text:style-name="T2">TTCAG</text:span><text:span text:style-name="T1"> 4:118188115</text:span></text:p>
      <text:p text:style-name="P1"/>
      <text:p text:style-name="Standard"><text:span text:style-name="T1">Eurasian red squirrel 8:103900867 </text:span><text:span text:style-name="T2">ACT</text:span><text:span text:style-name="T1">A</text:span><text:span text:style-name="T2">GA</text:span><text:span text:style-name="T1">ACA</text:span><text:span text:style-name="T2">TAAC</text:span><text:span text:style-name="T1">T</text:span><text:span text:style-name="T2">CAGCCTC</text:span><text:span text:style-name="T1">C</text:span><text:span text:style-name="T2">TCTC</text:span><text:span text:style-name="T1">T</text:span><text:span text:style-name="T2">T</text:span><text:span text:style-name="T1">G</text:span><text:span text:style-name="T2">TCTGC</text:span><text:span text:style-name="T1">CTAA</text:span><text:span text:style-name="T2">AG</text:span><text:span text:style-name="T1">A</text:span><text:span text:style-name="T2">A</text:span><text:span text:style-name="T1">TGG 8:103900823</text:span></text:p>
      <text:p text:style-name="Standard"><text:span text:style-name="T1">Mouse <text:s text:c="16"/>4:118188116 </text:span><text:span text:style-name="T2">ACT</text:span><text:span text:style-name="T1">G</text:span><text:span text:style-name="T2">GA</text:span><text:span text:style-name="T1">CTC</text:span><text:span text:style-name="T2">TAAC</text:span><text:span text:style-name="T1">C</text:span><text:span text:style-name="T2">CAGCCTC</text:span><text:span text:style-name="T1">G</text:span><text:span text:style-name="T2">TCTC</text:span><text:span text:style-name="T1">C</text:span><text:span text:style-name="T2">T</text:span><text:span text:style-name="T1">C</text:span><text:span text:style-name="T2">TCTGC</text:span><text:span text:style-name="T1">GGTG</text:span><text:span text:style-name="T2">AG</text:span><text:span text:style-name="T1">G</text:span><text:span text:style-name="T2">A</text:span><text:span text:style-name="T1">C‑C 4:118188159</text:span></text:p>
      <text:p text:style-name="P1"/>
      <text:p text:style-name="Standard"><text:span text:style-name="T1">Eurasian red squirrel 8:103900822 G</text:span><text:span text:style-name="T2">GGCAGGAC</text:span><text:span text:style-name="T1">T</text:span><text:span text:style-name="T2">CA</text:span><text:span text:style-name="T1">AT</text:span><text:span text:style-name="T2">AG</text:span><text:span text:style-name="T1">GA</text:span><text:span text:style-name="T2">A</text:span><text:span text:style-name="T1">C</text:span><text:span text:style-name="T2">GGG</text:span><text:span text:style-name="T1">TG</text:span><text:span text:style-name="T2">CATT</text:span><text:span text:style-name="T1">‑TTCTA</text:span><text:span text:style-name="T2">TCAGG</text:span><text:span text:style-name="T1">T</text:span><text:span text:style-name="T2">TTCA</text:span><text:span text:style-name="T1"> 8:103900779</text:span></text:p>
      <text:p text:style-name="Standard"><text:span text:style-name="T1">Mouse <text:s text:c="16"/>4:118188160 A</text:span><text:span text:style-name="T2">GGCAGGAC</text:span><text:span text:style-name="T1">A</text:span><text:span text:style-name="T2">CA</text:span><text:span text:style-name="T1">GC</text:span><text:span text:style-name="T2">AG</text:span><text:span text:style-name="T1">AC</text:span><text:span text:style-name="T2">A</text:span><text:span text:style-name="T1">‑</text:span><text:span text:style-name="T2">GGG</text:span><text:span text:style-name="T1">CA</text:span><text:span text:style-name="T2">CATT</text:span><text:span text:style-name="T1">ACGGGG</text:span><text:span text:style-name="T2">TCAGG</text:span><text:span text:style-name="T1">A</text:span><text:span text:style-name="T2">TTCA</text:span><text:span text:style-name="T1"> 4:118188203</text:span></text:p>
      <text:p text:style-name="P1"/>
      <text:p text:style-name="Standard"><text:span text:style-name="T1">Eurasian red squirrel 8:103900778 </text:span><text:span text:style-name="T2">GCCTTCT</text:span><text:span text:style-name="T1">G</text:span><text:span text:style-name="T2">G</text:span><text:span text:style-name="T1">T</text:span><text:span text:style-name="T2">CTGAC</text:span><text:span text:style-name="T1">A</text:span><text:span text:style-name="T2">GTCT</text:span><text:span text:style-name="T1">TTCCC</text:span><text:span text:style-name="T2">CCTT</text:span><text:span text:style-name="T1">A</text:span><text:span text:style-name="T2">G</text:span><text:span text:style-name="T1">G</text:span><text:span text:style-name="T2">AAGCTGG</text:span><text:span text:style-name="T1">A</text:span><text:span text:style-name="T2">GT</text:span><text:span text:style-name="T1">TG</text:span><text:span text:style-name="T2">G</text:span><text:span text:style-name="T1"> 8:103900734</text:span></text:p>
      <text:p text:style-name="Standard"><text:span text:style-name="T1">Mouse <text:s text:c="16"/>4:118188204 </text:span><text:span text:style-name="T2">GCCTTCT</text:span><text:span text:style-name="T1">T</text:span><text:span text:style-name="T2">G</text:span><text:span text:style-name="T1">A</text:span><text:span text:style-name="T2">CTGAC</text:span><text:span text:style-name="T1">T</text:span><text:span text:style-name="T2">GTCT</text:span><text:span text:style-name="T1">CAGTG</text:span><text:span text:style-name="T2">CCTT</text:span><text:span text:style-name="T1">C</text:span><text:span text:style-name="T2">G</text:span><text:span text:style-name="T1">A</text:span><text:span text:style-name="T2">AAGCTGG</text:span><text:span text:style-name="T1">T</text:span><text:span text:style-name="T2">GT</text:span><text:span text:style-name="T1">CT</text:span><text:span text:style-name="T2">G</text:span><text:span text:style-name="T1"> 4:118188248</text:span></text:p>
      <text:p text:style-name="P1"/>
      <text:p text:style-name="Standard"><text:span text:style-name="T1">Eurasian red squirrel 8:103900733 CT</text:span><text:span text:style-name="T2">A</text:span><text:span text:style-name="T1">A</text:span><text:span text:style-name="T2">CAGAGAC</text:span><text:span text:style-name="T1">A</text:span><text:span text:style-name="T2">A</text:span><text:span text:style-name="T1">GCT</text:span><text:span text:style-name="T2">G</text:span><text:span text:style-name="T1">G</text:span><text:span text:style-name="T2">G</text:span><text:span text:style-name="T1">T</text:span><text:span text:style-name="T2">AGTG</text:span><text:span text:style-name="T1">‑A</text:span><text:span text:style-name="T2">G</text:span><text:span text:style-name="T1">A</text:span><text:span text:style-name="T2">CT</text:span><text:span text:style-name="T1">G</text:span><text:span text:style-name="T2">GG</text:span><text:span text:style-name="T1">C</text:span><text:span text:style-name="T2">T</text:span><text:span text:style-name="T1">CGGT</text:span><text:span text:style-name="T2">AGC</text:span><text:span text:style-name="T1">TGC 8:103900690</text:span></text:p>
      <text:p text:style-name="Standard"><text:span text:style-name="T1">Mouse <text:s text:c="16"/>4:118188249 TC</text:span><text:span text:style-name="T2">A</text:span><text:span text:style-name="T1">G</text:span><text:span text:style-name="T2">CAGAGAC</text:span><text:span text:style-name="T1">C</text:span><text:span text:style-name="T2">A</text:span><text:span text:style-name="T1">‑TG</text:span><text:span text:style-name="T2">G</text:span><text:span text:style-name="T1">A</text:span><text:span text:style-name="T2">G</text:span><text:span text:style-name="T1">C</text:span><text:span text:style-name="T2">AGTG</text:span><text:span text:style-name="T1">TG</text:span><text:span text:style-name="T2">G</text:span><text:span text:style-name="T1">T</text:span><text:span text:style-name="T2">CT</text:span><text:span text:style-name="T1">A</text:span><text:span text:style-name="T2">GG</text:span><text:span text:style-name="T1">T</text:span><text:span text:style-name="T2">T</text:span><text:span text:style-name="T1">ATAC</text:span><text:span text:style-name="T2">AGC</text:span><text:span text:style-name="T1">CAG 4:118188292</text:span></text:p>
      <text:p text:style-name="P1"/>
      <text:p text:style-name="Standard"><text:span text:style-name="T1">Eurasian red squirrel 8:103900689 </text:span><text:span text:style-name="T2">A</text:span><text:span text:style-name="T1">CTG</text:span><text:span text:style-name="T2">G</text:span><text:span text:style-name="T1">TTGA</text:span><text:span text:style-name="T2">A</text:span><text:span text:style-name="T1">T</text:span><text:span text:style-name="T2">C</text:span><text:span text:style-name="T1">C</text:span><text:span text:style-name="T2">CAG</text:span><text:span text:style-name="T1">AT</text:span><text:span text:style-name="T2">C</text:span><text:span text:style-name="T1">C</text:span><text:span text:style-name="T2">AG</text:span><text:span text:style-name="T1">T</text:span><text:span text:style-name="T2">TT</text:span><text:span text:style-name="T1">T</text:span><text:span text:style-name="T2">T</text:span><text:span text:style-name="T1">GATTAGC</text:span><text:span text:style-name="T2">T</text:span><text:span text:style-name="T1">GT</text:span><text:span text:style-name="T2">GC</text:span><text:span text:style-name="T1">A</text:span><text:span text:style-name="T2">GTCT</text:span><text:span text:style-name="T1">T 8:103900645</text:span></text:p>
      <text:p text:style-name="Standard"><text:span text:style-name="T1">Mouse <text:s text:c="16"/>4:118188293 </text:span><text:span text:style-name="T2">A</text:span><text:span text:style-name="T1">T‑‑</text:span><text:span text:style-name="T2">G</text:span><text:span text:style-name="T1">CCAC</text:span><text:span text:style-name="T2">A</text:span><text:span text:style-name="T1">C</text:span><text:span text:style-name="T2">C</text:span><text:span text:style-name="T1">T</text:span><text:span text:style-name="T2">CAG</text:span><text:span text:style-name="T1">GG</text:span><text:span text:style-name="T2">C</text:span><text:span text:style-name="T1">T</text:span><text:span text:style-name="T2">AG</text:span><text:span text:style-name="T1">C</text:span><text:span text:style-name="T2">TT</text:span><text:span text:style-name="T1">C</text:span><text:span text:style-name="T2">T</text:span><text:span text:style-name="T1">‑‑‑‑‑‑T</text:span><text:span text:style-name="T2">T</text:span><text:span text:style-name="T1">AA</text:span><text:span text:style-name="T2">GC</text:span><text:span text:style-name="T1">T</text:span><text:span text:style-name="T2">GTCT</text:span><text:span text:style-name="T1">C 4:118188329</text:span></text:p>
      <text:p text:style-name="P1"/>
      <text:p text:style-name="Standard"><text:span text:style-name="T1">Eurasian red squirrel 8:103900644 A</text:span><text:span text:style-name="T2">C</text:span><text:span text:style-name="T1">A</text:span><text:span text:style-name="T2">AGGGAA</text:span><text:span text:style-name="T1">A‑‑‑‑‑‑‑‑‑‑‑‑‑‑‑‑‑‑‑‑‑‑‑‑‑‑‑</text:span><text:span text:style-name="T2">CTTCCC</text:span><text:span text:style-name="T1">‑‑ 8:103900629</text:span></text:p>
      <text:p text:style-name="Standard"><text:span text:style-name="T1">Mouse <text:s text:c="16"/>4:118188330 T</text:span><text:span text:style-name="T2">C</text:span><text:span text:style-name="T1">C</text:span><text:span text:style-name="T2">AGGGAA</text:span><text:span text:style-name="T1">GTCCTTCATCATGTTGGGTCTTAGCTGT</text:span><text:span text:style-name="T2">CTTCCC</text:span><text:span text:style-name="T1">TG 4:118188374</text:span></text:p>
      <text:p text:style-name="P1"/>
      <text:p text:style-name="Standard"><text:span text:style-name="T1">Eurasian red squirrel 8:103900628 ‑‑‑‑‑‑‑‑‑‑‑‑‑‑‑‑‑‑‑‑‑‑‑‑‑‑‑‑‑‑‑‑G</text:span><text:span text:style-name="T2">TG</text:span><text:span text:style-name="T1">T</text:span><text:span text:style-name="T2">AAT</text:span><text:span text:style-name="T1">GA</text:span><text:span text:style-name="T2">AGAG</text:span><text:span text:style-name="T1"> 8:103900616</text:span></text:p>
      <text:p text:style-name="Standard"><text:span text:style-name="T1">Mouse <text:s text:c="16"/>4:118188375 TGCGGTATGAATCAAGTTCTGCATTCAAGCTAT</text:span><text:span text:style-name="T2">TG</text:span><text:span text:style-name="T1">C</text:span><text:span text:style-name="T2">AAT</text:span><text:span text:style-name="T1">AC</text:span><text:span text:style-name="T2">AGAG</text:span><text:span text:style-name="T1"> 4:118188419</text:span></text:p>
      <text:p text:style-name="P1"/>
      <text:p text:style-name="Standard"><text:span text:style-name="T1">Eurasian red squirrel 8:103900615 T</text:span><text:span text:style-name="T2">A</text:span><text:span text:style-name="T1">A</text:span><text:span text:style-name="T2">T</text:span><text:span text:style-name="T1">ATC</text:span><text:span text:style-name="T2">AG</text:span><text:span text:style-name="T1">‑T</text:span><text:span text:style-name="T2">AT</text:span><text:span text:style-name="T1">G</text:span><text:span text:style-name="T2">T</text:span><text:span text:style-name="T1">A</text:span><text:span text:style-name="T2">TG</text:span><text:span text:style-name="T1">A</text:span><text:span text:style-name="T2">AAT</text:span><text:span text:style-name="T1">T</text:span><text:span text:style-name="T2">GT</text:span><text:span text:style-name="T1">‑‑‑‑‑‑</text:span><text:span text:style-name="T2">TGT</text:span><text:span text:style-name="T1">‑‑‑‑‑‑‑‑‑‑‑ 8:103900589</text:span></text:p>
      <text:p text:style-name="Standard"><text:span text:style-name="T1">Mouse <text:s text:c="16"/>4:118188420 G</text:span><text:span text:style-name="T2">A</text:span><text:span text:style-name="T1">T</text:span><text:span text:style-name="T2">T</text:span><text:span text:style-name="T1">TCT</text:span><text:span text:style-name="T2">AG</text:span><text:span text:style-name="T1">AG</text:span><text:span text:style-name="T2">AT</text:span><text:span text:style-name="T1">A</text:span><text:span text:style-name="T2">T</text:span><text:span text:style-name="T1">G</text:span><text:span text:style-name="T2">TG</text:span><text:span text:style-name="T1">G</text:span><text:span text:style-name="T2">AAT</text:span><text:span text:style-name="T1">A</text:span><text:span text:style-name="T2">GT</text:span><text:span text:style-name="T1">GAGGCA</text:span><text:span text:style-name="T2">TGT</text:span><text:span text:style-name="T1">CCCTCACCATA 4:118188464</text:span></text:p>
      <text:p text:style-name="P1"><text:soft-page-break/></text:p>
      <text:p text:style-name="Standard"><text:span text:style-name="T1">Eurasian red squirrel 8:103900588 ‑‑‑‑‑‑‑‑G</text:span><text:span text:style-name="T2">A</text:span><text:span text:style-name="T1">G</text:span><text:span text:style-name="T2">AA</text:span><text:span text:style-name="T1">CTA</text:span><text:span text:style-name="T2">A</text:span><text:span text:style-name="T1">TT</text:span><text:span text:style-name="T2">GAGTT</text:span><text:span text:style-name="T1">‑‑‑‑‑‑‑‑‑‑‑‑‑‑‑</text:span><text:span text:style-name="T2">GC</text:span><text:span text:style-name="T1">A</text:span><text:span text:style-name="T2">CA</text:span><text:span text:style-name="T1">A 8:103900567</text:span></text:p>
      <text:p text:style-name="Standard"><text:span text:style-name="T1">Mouse <text:s text:c="16"/>4:118188465 AAAAAAAAA</text:span><text:span text:style-name="T2">A</text:span><text:span text:style-name="T1">A</text:span><text:span text:style-name="T2">AA</text:span><text:span text:style-name="T1">TCC</text:span><text:span text:style-name="T2">A</text:span><text:span text:style-name="T1">CA</text:span><text:span text:style-name="T2">GAGTT</text:span><text:span text:style-name="T1">AGGGCAAGCCAGTTG</text:span><text:span text:style-name="T2">GC</text:span><text:span text:style-name="T1">T</text:span><text:span text:style-name="T2">CA</text:span><text:span text:style-name="T1">G 4:118188509</text:span></text:p>
      <text:p text:style-name="P1"/>
      <text:p text:style-name="Standard"><text:span text:style-name="T1">Eurasian red squirrel 8:103900566 </text:span><text:span text:style-name="T2">C</text:span><text:span text:style-name="T1">TT</text:span><text:span text:style-name="T2">G</text:span><text:span text:style-name="T1">TGA</text:span><text:span text:style-name="T2">GAAG</text:span><text:span text:style-name="T1">AGA</text:span><text:span text:style-name="T2">TT</text:span><text:span text:style-name="T1">T</text:span><text:span text:style-name="T2">TGA</text:span><text:span text:style-name="T1">G</text:span><text:span text:style-name="T2">G</text:span><text:span text:style-name="T1">‑‑‑‑</text:span><text:span text:style-name="T2">AT</text:span><text:span text:style-name="T1">T</text:span><text:span text:style-name="T2">ATGAAAGT</text:span><text:span text:style-name="T1">GTGAAAAT 8:103900526</text:span></text:p>
      <text:p text:style-name="Standard"><text:span text:style-name="T1">Mouse <text:s text:c="16"/>4:118188510 </text:span><text:span text:style-name="T2">C</text:span><text:span text:style-name="T1">CA</text:span><text:span text:style-name="T2">G</text:span><text:span text:style-name="T1">C‑‑</text:span><text:span text:style-name="T2">GAAG</text:span><text:span text:style-name="T1">GTG</text:span><text:span text:style-name="T2">TT</text:span><text:span text:style-name="T1">C</text:span><text:span text:style-name="T2">TGA</text:span><text:span text:style-name="T1">A</text:span><text:span text:style-name="T2">G</text:span><text:span text:style-name="T1">CCTA</text:span><text:span text:style-name="T2">AT</text:span><text:span text:style-name="T1">G</text:span><text:span text:style-name="T2">ATGAAAG</text:span><text:span text:style-name="T6">T.</text:span><text:span text:style-name="T1">....... 4:118188544</text:span></text:p>
      <text:p text:style-name="P1"/>
      <text:p text:style-name="Standard"><text:span text:style-name="T1">Eurasian red squirrel 8:103900525 GTTGAGAACAGTTTGTCACCACAGAAATCAC</text:span><text:span text:style-name="T2">ACTCA</text:span><text:span text:style-name="T1">G</text:span><text:span text:style-name="T2">T</text:span><text:span text:style-name="T1">C</text:span><text:span text:style-name="T2">AA</text:span><text:span text:style-name="T1">G</text:span><text:span text:style-name="T2">A</text:span><text:span text:style-name="T1">CC 8:103900481</text:span></text:p>
      <text:p text:style-name="Standard"><text:span text:style-name="T1">Mouse <text:s text:c="16"/>4:118188718 ..............................</text:span><text:span text:style-name="T6">.A</text:span><text:span text:style-name="T2">CTCA</text:span><text:span text:style-name="T1">T</text:span><text:span text:style-name="T2">T</text:span><text:span text:style-name="T1">T</text:span><text:span text:style-name="T2">AA</text:span><text:span text:style-name="T1">A</text:span><text:span text:style-name="T2">A</text:span><text:span text:style-name="T1">GT 4:118188731</text:span></text:p>
      <text:p text:style-name="P1"/>
      <text:p text:style-name="Standard"><text:span text:style-name="T1">Eurasian red squirrel 8:103900480 T</text:span><text:span text:style-name="T2">GCTG</text:span><text:span text:style-name="T1">T</text:span><text:span text:style-name="T2">CT</text:span><text:span text:style-name="T1">G</text:span><text:span text:style-name="T2">G</text:span><text:span text:style-name="T1">GTAA</text:span><text:span text:style-name="T2">AGCCTCT</text:span><text:span text:style-name="T1">GCTGCTCCTTTTCCTATTATAGCT 8:103900436</text:span></text:p>
      <text:p text:style-name="Standard"><text:span text:style-name="T1">Mouse <text:s text:c="16"/>4:118188732 A</text:span><text:span text:style-name="T2">GCTG</text:span><text:span text:style-name="T1">C</text:span><text:span text:style-name="T2">CT</text:span><text:span text:style-name="T1">A</text:span><text:span text:style-name="T2">G</text:span><text:span text:style-name="T1">ACCC</text:span><text:span text:style-name="T2">AGCCTCT</text:span><text:span text:style-name="T1">‑‑‑‑‑‑‑‑‑‑‑‑‑‑‑‑‑‑‑‑‑‑‑‑ 4:118188752</text:span></text:p>
      <text:p text:style-name="P1"/>
      <text:p text:style-name="Standard"><text:span text:style-name="T1">Eurasian red squirrel 8:103900435 GGCA</text:span><text:span text:style-name="T2">CCTTGG</text:span><text:span text:style-name="T1">TC</text:span><text:span text:style-name="T2">A</text:span><text:span text:style-name="T1">TGC</text:span><text:span text:style-name="T2">CT</text:span><text:span text:style-name="T1">GA</text:span><text:span text:style-name="T2">AGCTC</text:span><text:span text:style-name="T1">CA</text:span><text:span text:style-name="T2">T</text:span><text:span text:style-name="T1">TT</text:span><text:span text:style-name="T2">C</text:span><text:span text:style-name="T1">T</text:span><text:span text:style-name="T2">G</text:span><text:span text:style-name="T1">G</text:span><text:span text:style-name="T2">GAAG</text:span><text:span text:style-name="T1">A</text:span><text:span text:style-name="T2">AGCA</text:span><text:span text:style-name="T1">GC 8:103900391</text:span></text:p>
      <text:p text:style-name="Standard"><text:span text:style-name="T1">Mouse <text:s text:c="16"/>4:118188753 ‑‑‑‑</text:span><text:span text:style-name="T2">CCTTGG</text:span><text:span text:style-name="T1">CT</text:span><text:span text:style-name="T2">A</text:span><text:span text:style-name="T1">CCT</text:span><text:span text:style-name="T2">CT</text:span><text:span text:style-name="T1">AC</text:span><text:span text:style-name="T2">AGCTC</text:span><text:span text:style-name="T1">TG</text:span><text:span text:style-name="T2">T</text:span><text:span text:style-name="T1">GC</text:span><text:span text:style-name="T2">C</text:span><text:span text:style-name="T1">G</text:span><text:span text:style-name="T2">G</text:span><text:span text:style-name="T1">A</text:span><text:span text:style-name="T2">GAAG</text:span><text:span text:style-name="T1">C</text:span><text:span text:style-name="T2">AGCA</text:span><text:span text:style-name="T1">TA 4:118188793</text:span></text:p>
      <text:p text:style-name="P1"/>
      <text:p text:style-name="Standard"><text:span text:style-name="T1">Eurasian red squirrel 8:103900390 </text:span><text:span text:style-name="T2">A</text:span><text:span text:style-name="T1">G</text:span><text:span text:style-name="T2">GG</text:span><text:span text:style-name="T1">GTATATC</text:span><text:span text:style-name="T2">CT</text:span><text:span text:style-name="T1">TG</text:span><text:span text:style-name="T2">G</text:span><text:span text:style-name="T1">C</text:span><text:span text:style-name="T2">CT</text:span><text:span text:style-name="T1">C</text:span><text:span text:style-name="T2">TCCA</text:span><text:span text:style-name="T1">T</text:span><text:span text:style-name="T2">GCT</text:span><text:span text:style-name="T1">CA</text:span><text:span text:style-name="T2">GG</text:span><text:span text:style-name="T1">C</text:span><text:span text:style-name="T2">CT</text:span><text:span text:style-name="T1">C</text:span><text:span text:style-name="T2">C</text:span><text:span text:style-name="T1">TTCA</text:span><text:span text:style-name="T2">TT</text:span><text:span text:style-name="T1">A</text:span><text:span text:style-name="T2">C</text:span><text:span text:style-name="T1"> 8:103900346</text:span></text:p>
      <text:p text:style-name="Standard"><text:span text:style-name="T1">Mouse <text:s text:c="16"/>4:118188794 </text:span><text:span text:style-name="T2">A</text:span><text:span text:style-name="T1">A</text:span><text:span text:style-name="T2">GG</text:span><text:span text:style-name="T1">TGGCTCT</text:span><text:span text:style-name="T2">CT</text:span><text:span text:style-name="T1">GT</text:span><text:span text:style-name="T2">G</text:span><text:span text:style-name="T1">G</text:span><text:span text:style-name="T2">CT</text:span><text:span text:style-name="T1">T</text:span><text:span text:style-name="T2">TCCA</text:span><text:span text:style-name="T1">C</text:span><text:span text:style-name="T2">GCT</text:span><text:span text:style-name="T1">TG</text:span><text:span text:style-name="T2">GG</text:span><text:span text:style-name="T1">‑</text:span><text:span text:style-name="T2">CT</text:span><text:span text:style-name="T1">A</text:span><text:span text:style-name="T2">C</text:span><text:span text:style-name="T1">ACTG</text:span><text:span text:style-name="T2">TT</text:span><text:span text:style-name="T1">T</text:span><text:span text:style-name="T2">C</text:span><text:span text:style-name="T1"> 4:118188837</text:span></text:p>
      <text:p text:style-name="P1"/>
      <text:p text:style-name="Standard"><text:span text:style-name="T1">Eurasian red squirrel 8:103900345 </text:span><text:span text:style-name="T2">T</text:span><text:span text:style-name="T1">GT</text:span><text:span text:style-name="T2">GA</text:span><text:span text:style-name="T1">T</text:span><text:span text:style-name="T2">TGGAC</text:span><text:span text:style-name="T1">T</text:span><text:span text:style-name="T2">TG</text:span><text:span text:style-name="T1">TA</text:span><text:span text:style-name="T2">GGA</text:span><text:span text:style-name="T1">A</text:span><text:span text:style-name="T2">G</text:span><text:span text:style-name="T1">A</text:span><text:span text:style-name="T2">AAG</text:span><text:span text:style-name="T1">TC</text:span><text:span text:style-name="T2">CTTTC</text:span><text:span text:style-name="T1">TG</text:span><text:span text:style-name="T2">G</text:span><text:span text:style-name="T1">TTG</text:span><text:span text:style-name="T2">C</text:span><text:span text:style-name="T1">C</text:span><text:span text:style-name="T2">AAACA</text:span><text:span text:style-name="T1"> 8:103900301</text:span></text:p>
      <text:p text:style-name="Standard"><text:span text:style-name="T1">Mouse <text:s text:c="16"/>4:118188838 </text:span><text:span text:style-name="T2">T</text:span><text:span text:style-name="T1">AC</text:span><text:span text:style-name="T2">GA</text:span><text:span text:style-name="T1">C</text:span><text:span text:style-name="T2">TGGAC</text:span><text:span text:style-name="T1">C</text:span><text:span text:style-name="T2">TG</text:span><text:span text:style-name="T1">CC</text:span><text:span text:style-name="T2">GGA</text:span><text:span text:style-name="T1">G</text:span><text:span text:style-name="T2">G</text:span><text:span text:style-name="T1">G</text:span><text:span text:style-name="T2">AAG</text:span><text:span text:style-name="T1">CT</text:span><text:span text:style-name="T2">CTTTC</text:span><text:span text:style-name="T1">AT</text:span><text:span text:style-name="T2">G</text:span><text:span text:style-name="T1">CCA</text:span><text:span text:style-name="T2">C</text:span><text:span text:style-name="T1">A</text:span><text:span text:style-name="T2">AAACA</text:span><text:span text:style-name="T1"> 4:118188882</text:span></text:p>
      <text:p text:style-name="P1"/>
      <text:p text:style-name="Standard"><text:span text:style-name="T1">Eurasian red squirrel 8:103900300 T</text:span><text:span text:style-name="T2">T</text:span><text:span text:style-name="T1">C</text:span><text:span text:style-name="T2">TA</text:span><text:span text:style-name="T1">CTTAG</text:span><text:span text:style-name="T2">G</text:span><text:span text:style-name="T1">A</text:span><text:span text:style-name="T2">TG</text:span><text:span text:style-name="T1">A</text:span><text:span text:style-name="T2">TCT</text:span><text:span text:style-name="T1">CC</text:span><text:span text:style-name="T2">T</text:span><text:span text:style-name="T1">C</text:span><text:span text:style-name="T2">CTTGAGCAG</text:span><text:span text:style-name="T1">G</text:span><text:span text:style-name="T2">T</text:span><text:span text:style-name="T1">T</text:span><text:span text:style-name="T2">GT</text:span><text:span text:style-name="T1">T‑‑‑</text:span><text:span text:style-name="T2">C</text:span><text:span text:style-name="T1">T</text:span><text:span text:style-name="T2">TTA</text:span><text:span text:style-name="T1"> 8:103900259</text:span></text:p>
      <text:p text:style-name="Standard"><text:span text:style-name="T1">Mouse <text:s text:c="16"/>4:118188883 G</text:span><text:span text:style-name="T2">T</text:span><text:span text:style-name="T1">T</text:span><text:span text:style-name="T2">TA</text:span><text:span text:style-name="T1">TC‑‑‑</text:span><text:span text:style-name="T2">G</text:span><text:span text:style-name="T1">T</text:span><text:span text:style-name="T2">TG</text:span><text:span text:style-name="T1">T</text:span><text:span text:style-name="T2">TCT</text:span><text:span text:style-name="T1">GT</text:span><text:span text:style-name="T2">T</text:span><text:span text:style-name="T1">T</text:span><text:span text:style-name="T2">CTTGAGCAG</text:span><text:span text:style-name="T1">C</text:span><text:span text:style-name="T2">T</text:span><text:span text:style-name="T1">C</text:span><text:span text:style-name="T2">GT</text:span><text:span text:style-name="T1">CTGA</text:span><text:span text:style-name="T2">C</text:span><text:span text:style-name="T1">C</text:span><text:span text:style-name="T2">TTA</text:span><text:span text:style-name="T1"> 4:118188924</text:span></text:p>
      <text:p text:style-name="P1"/>
      <text:p text:style-name="Standard"><text:span text:style-name="T1">Eurasian red squirrel 8:103900258 TC</text:span><text:span text:style-name="T2">CCTT</text:span><text:span text:style-name="T1">T</text:span><text:span text:style-name="T2">AGGGAGA</text:span><text:span text:style-name="T1">T</text:span><text:span text:style-name="T2">GCTT</text:span><text:span text:style-name="T1">C</text:span><text:span text:style-name="T2">CC</text:span><text:span text:style-name="T1">AG</text:span><text:span text:style-name="T2">GG</text:span><text:span text:style-name="T1">C</text:span><text:span text:style-name="T2">TC</text:span><text:span text:style-name="T1">T</text:span><text:span text:style-name="T2">CAA</text:span><text:span text:style-name="T1">G</text:span><text:span text:style-name="T2">TAGCC</text:span><text:span text:style-name="T1">‑‑‑‑‑‑ 8:103900220</text:span></text:p>
      <text:p text:style-name="Standard"><text:span text:style-name="T1">Mouse <text:s text:c="16"/>4:118188925 CA</text:span><text:span text:style-name="T2">CCTT</text:span><text:span text:style-name="T1">C</text:span><text:span text:style-name="T2">AGGGAGA</text:span><text:span text:style-name="T1">A</text:span><text:span text:style-name="T2">GCTT</text:span><text:span text:style-name="T1">T</text:span><text:span text:style-name="T2">CC</text:span><text:span text:style-name="T1">CA</text:span><text:span text:style-name="T2">GG</text:span><text:span text:style-name="T1">A</text:span><text:span text:style-name="T2">TC</text:span><text:span text:style-name="T1">C</text:span><text:span text:style-name="T2">CAA</text:span><text:span text:style-name="T1">‑</text:span><text:span text:style-name="T2">TAGCC</text:span><text:span text:style-name="T1">TTTGGA 4:118188968</text:span></text:p>
      <text:p text:style-name="P1"/>
      <text:p text:style-name="Standard"><text:span text:style-name="T1">Eurasian red squirrel 8:103900219 ‑‑‑‑‑‑‑‑‑‑‑‑‑‑‑‑‑‑‑‑‑‑‑‑‑‑‑‑‑‑</text:span><text:span text:style-name="T2">TTGGGGTT</text:span><text:span text:style-name="T1">‑‑‑‑‑‑‑ 8:103900212</text:span></text:p>
      <text:p text:style-name="Standard"><text:span text:style-name="T1">Mouse <text:s text:c="16"/>4:118188969 CTAGGGAGCGATCTTGGGGTAAAAAGCAAT</text:span><text:span text:style-name="T2">TTGGGGTT</text:span><text:span text:style-name="T1">AAGGAGG 4:118189013</text:span></text:p>
      <text:p text:style-name="P1"/>
      <text:p text:style-name="Standard"><text:span text:style-name="T1">Eurasian red squirrel 8:103900211 ‑‑‑‑‑‑‑‑‑‑‑‑‑‑‑‑‑‑‑‑</text:span><text:span text:style-name="T2">C</text:span><text:span text:style-name="T1">C</text:span><text:span text:style-name="T2">T</text:span><text:span text:style-name="T1">G</text:span><text:span text:style-name="T2">AGT</text:span><text:span text:style-name="T1">GTT</text:span><text:span text:style-name="T2">AGAG</text:span><text:span text:style-name="T1">‑‑‑‑‑‑‑‑</text:span><text:span text:style-name="T2">CT</text:span><text:span text:style-name="T1">T 8:103900195</text:span></text:p>
      <text:p text:style-name="Standard"><text:span text:style-name="T1">Mouse <text:s text:c="16"/>4:118189014 TATCTTGCACTGAGAAGCAA</text:span><text:span text:style-name="T2">C</text:span><text:span text:style-name="T1">T</text:span><text:span text:style-name="T2">T</text:span><text:span text:style-name="T1">T</text:span><text:span text:style-name="T2">AGT</text:span><text:span text:style-name="T1">CCG</text:span><text:span text:style-name="T2">AGAG</text:span><text:span text:style-name="T1">CTATTCTA</text:span><text:span text:style-name="T2">CT</text:span><text:span text:style-name="T1">G 4:118189058</text:span></text:p>
      <text:p text:style-name="P1"/>
      <text:p text:style-name="Standard"><text:span text:style-name="T1">Eurasian red squirrel 8:103900194 </text:span><text:span text:style-name="T2">GAAATGTT</text:span><text:span text:style-name="T1">G</text:span><text:span text:style-name="T2">GCTC</text:span><text:span text:style-name="T1">AAGC</text:span><text:span text:style-name="T2">CTGTAAA</text:span><text:span text:style-name="T1">T‑</text:span><text:span text:style-name="T2">TGACA</text:span><text:span text:style-name="T1">AAT</text:span><text:span text:style-name="T2">GAGCATTTCCA</text:span><text:span text:style-name="T1"> 8:103900151</text:span></text:p>
      <text:p text:style-name="Standard"><text:span text:style-name="T1">Mouse <text:s text:c="16"/>4:118189059 </text:span><text:span text:style-name="T2">GAAATGTT</text:span><text:span text:style-name="T1">A</text:span><text:span text:style-name="T2">GCTC</text:span><text:span text:style-name="T1">TGCT</text:span><text:span text:style-name="T2">CTGTAAA</text:span><text:span text:style-name="T1">CA</text:span><text:span text:style-name="T2">TGACA</text:span><text:span text:style-name="T1">CTC</text:span><text:span text:style-name="T2">GAGCATTTCCA</text:span><text:span text:style-name="T1"> 4:118189103</text:span></text:p>
      <text:p text:style-name="P1"/>
      <text:p text:style-name="Standard"><text:span text:style-name="T1">Eurasian red squirrel 8:103900150 </text:span><text:span text:style-name="T2">TG</text:span><text:span text:style-name="T1">T</text:span><text:span text:style-name="T2">C</text:span><text:span text:style-name="T1">A</text:span><text:span text:style-name="T2">T</text:span><text:span text:style-name="T1">A</text:span><text:span text:style-name="T2">TT</text:span><text:span text:style-name="T1">‑‑</text:span><text:span text:style-name="T2">TTGGCCCAAGGGTTTT</text:span><text:span text:style-name="T1">C</text:span><text:span text:style-name="T2">TT</text:span><text:span text:style-name="T1">‑‑‑</text:span><text:span text:style-name="T2">GTTAATA</text:span><text:span text:style-name="T1">T</text:span><text:span text:style-name="T2">TGTG</text:span><text:span text:style-name="T1"> 8:103900111</text:span></text:p>
      <text:p text:style-name="Standard"><text:soft-page-break/><text:span text:style-name="T1">Mouse <text:s text:c="16"/>4:118189104 </text:span><text:span text:style-name="T2">TG</text:span><text:span text:style-name="T1">C</text:span><text:span text:style-name="T2">C</text:span><text:span text:style-name="T1">C</text:span><text:span text:style-name="T2">T</text:span><text:span text:style-name="T1">G</text:span><text:span text:style-name="T2">TT</text:span><text:span text:style-name="T1">TC</text:span><text:span text:style-name="T2">TTGGCCCAAGGGTTTT</text:span><text:span text:style-name="T1">G</text:span><text:span text:style-name="T2">TT</text:span><text:span text:style-name="T1">GTG</text:span><text:span text:style-name="T2">GTTAATA</text:span><text:span text:style-name="T1">C</text:span><text:span text:style-name="T2">TGTG</text:span><text:span text:style-name="T1"> 4:118189148</text:span></text:p>
      <text:p text:style-name="P1"/>
      <text:p text:style-name="Standard"><text:span text:style-name="T1">Eurasian red squirrel 8:103900110 </text:span><text:span text:style-name="T2">GTCT</text:span><text:span text:style-name="T1">A</text:span><text:span text:style-name="T2">T</text:span><text:span text:style-name="T1">T‑‑</text:span><text:span text:style-name="T2">TT</text:span><text:span text:style-name="T1">A</text:span><text:span text:style-name="T2">TAT</text:span><text:span text:style-name="T1">A</text:span><text:span text:style-name="T2">C</text:span><text:span text:style-name="T1">C</text:span><text:span text:style-name="T2">TCAT</text:span><text:span text:style-name="T1">T</text:span><text:span text:style-name="T2">TT</text:span><text:span text:style-name="T1">AG</text:span><text:span text:style-name="T2">TGGAA</text:span><text:span text:style-name="T1">G</text:span><text:span text:style-name="T2">CAG</text:span><text:span text:style-name="T1">C‑‑</text:span><text:span text:style-name="T2">AATGTT</text:span><text:span text:style-name="T1"> 8:103900070</text:span></text:p>
      <text:p text:style-name="Standard"><text:span text:style-name="T1">Mouse <text:s text:c="16"/>4:118189149 </text:span><text:span text:style-name="T2">GTCT</text:span><text:span text:style-name="T1">G</text:span><text:span text:style-name="T2">T</text:span><text:span text:style-name="T1">CTA</text:span><text:span text:style-name="T2">TT</text:span><text:span text:style-name="T1">T</text:span><text:span text:style-name="T2">TAT</text:span><text:span text:style-name="T1">G</text:span><text:span text:style-name="T2">C</text:span><text:span text:style-name="T1">T</text:span><text:span text:style-name="T2">TCAT</text:span><text:span text:style-name="T1">C</text:span><text:span text:style-name="T2">TT</text:span><text:span text:style-name="T1">CC</text:span><text:span text:style-name="T2">TGGAA</text:span><text:span text:style-name="T1">A</text:span><text:span text:style-name="T2">CAG</text:span><text:span text:style-name="T1">TAA</text:span><text:span text:style-name="T2">AATGTT</text:span><text:span text:style-name="T1"> 4:118189193</text:span></text:p>
      <text:p text:style-name="P1"/>
      <text:p text:style-name="Standard"><text:span text:style-name="T1">Eurasian red squirrel 8:103900069 </text:span><text:span text:style-name="T2">T</text:span><text:span text:style-name="T1">G</text:span><text:span text:style-name="T2">G</text:span><text:span text:style-name="T1">AAA</text:span><text:span text:style-name="T2">TCA</text:span><text:span text:style-name="T1">‑‑‑‑‑‑GC</text:span><text:span text:style-name="T2">TGGC</text:span><text:span text:style-name="T1">C</text:span><text:span text:style-name="T2">C</text:span><text:span text:style-name="T1">C</text:span><text:span text:style-name="T2">TGCTTT</text:span><text:span text:style-name="T1">‑‑‑‑‑‑‑‑</text:span><text:span text:style-name="T2">CCAG</text:span><text:span text:style-name="T1">AA</text:span><text:span text:style-name="T2">C</text:span><text:span text:style-name="T1"> 8:103900039</text:span></text:p>
      <text:p text:style-name="Standard"><text:span text:style-name="T1">Mouse <text:s text:c="16"/>4:118189194 </text:span><text:span text:style-name="T2">T</text:span><text:span text:style-name="T1">A</text:span><text:span text:style-name="T2">G</text:span><text:span text:style-name="T1">CTG</text:span><text:span text:style-name="T2">TCA</text:span><text:span text:style-name="T1">CACATTCT</text:span><text:span text:style-name="T2">TGGC</text:span><text:span text:style-name="T1">T</text:span><text:span text:style-name="T2">C</text:span><text:span text:style-name="T1">G</text:span><text:span text:style-name="T2">TGCTTT</text:span><text:span text:style-name="T1">GCCTTGGG</text:span><text:span text:style-name="T2">CCAG</text:span><text:span text:style-name="T1">‑‑</text:span><text:span text:style-name="T2">C</text:span><text:span text:style-name="T1"> 4:118189236</text:span></text:p>
      <text:p text:style-name="P1"/>
      <text:p text:style-name="Standard"><text:span text:style-name="T1">Eurasian red squirrel 8:103900038 </text:span><text:span text:style-name="T2">TGTGTCACT</text:span><text:span text:style-name="T1">T</text:span><text:span text:style-name="T2">TGAGCAA</text:span><text:span text:style-name="T1">‑GTT</text:span><text:span text:style-name="T2">A</text:span><text:span text:style-name="T1">CA</text:span><text:span text:style-name="T2">GAATC</text:span><text:span text:style-name="T1">AT</text:span><text:span text:style-name="T2">AGGACTT</text:span><text:span text:style-name="T1">G</text:span><text:span text:style-name="T2">AGA</text:span><text:span text:style-name="T1">A</text:span><text:span text:style-name="T2">C</text:span><text:span text:style-name="T1">T 8:103899995</text:span></text:p>
      <text:p text:style-name="Standard"><text:span text:style-name="T1">Mouse <text:s text:c="16"/>4:118189237 </text:span><text:span text:style-name="T2">TGTGTCACT</text:span><text:span text:style-name="T1">G</text:span><text:span text:style-name="T2">TGAGCAA</text:span><text:span text:style-name="T1">CACA</text:span><text:span text:style-name="T2">A</text:span><text:span text:style-name="T1">TG</text:span><text:span text:style-name="T2">GAATC</text:span><text:span text:style-name="T1">TC</text:span><text:span text:style-name="T2">AGGACTT</text:span><text:span text:style-name="T1">T</text:span><text:span text:style-name="T2">AGA</text:span><text:span text:style-name="T1">C</text:span><text:span text:style-name="T2">C</text:span><text:span text:style-name="T1">A 4:118189281</text:span></text:p>
      <text:p text:style-name="P1"/>
      <text:p text:style-name="Standard"><text:span text:style-name="T1">Eurasian red squirrel 8:103899994 </text:span><text:span text:style-name="T2">GAG</text:span><text:span text:style-name="T1">AGGAAACTTAAAGA</text:span><text:span text:style-name="T2">AGA</text:span><text:span text:style-name="T1">G</text:span><text:span text:style-name="T2">C</text:span><text:span text:style-name="T1">TG</text:span><text:span text:style-name="T2">AT</text:span><text:span text:style-name="T1">CA</text:span><text:span text:style-name="T2">AA</text:span><text:span text:style-name="T1">C</text:span><text:span text:style-name="T2">CCCTT</text:span><text:span text:style-name="T1">AGT</text:span><text:span text:style-name="T2">T</text:span><text:span text:style-name="T1">A</text:span><text:span text:style-name="T2">AAGG</text:span><text:span text:style-name="T1"> 8:103899950</text:span></text:p>
      <text:p text:style-name="Standard"><text:span text:style-name="T1">Mouse <text:s text:c="16"/>4:118189282 </text:span><text:span text:style-name="T2">GAG</text:span><text:span text:style-name="T1">‑‑‑‑‑‑‑‑‑‑‑‑‑‑</text:span><text:span text:style-name="T2">AGA</text:span><text:span text:style-name="T1">A</text:span><text:span text:style-name="T2">C</text:span><text:span text:style-name="T1">CA</text:span><text:span text:style-name="T2">AT</text:span><text:span text:style-name="T1">AC</text:span><text:span text:style-name="T2">AA</text:span><text:span text:style-name="T1">T</text:span><text:span text:style-name="T2">CCCTT</text:span><text:span text:style-name="T1">CAC</text:span><text:span text:style-name="T2">T</text:span><text:span text:style-name="T1">G</text:span><text:span text:style-name="T2">AAGG</text:span><text:span text:style-name="T1"> 4:118189312</text:span></text:p>
      <text:p text:style-name="P1"/>
      <text:p text:style-name="Standard"><text:span text:style-name="T1">Eurasian red squirrel 8:103899949 </text:span><text:span text:style-name="T2">GAAATGAGG</text:span><text:span text:style-name="T1">T</text:span><text:span text:style-name="T2">A</text:span><text:span text:style-name="T1">G</text:span><text:span text:style-name="T2">TGA</text:span><text:span text:style-name="T1">GG</text:span><text:span text:style-name="T2">GAGGTGAGG</text:span><text:span text:style-name="T1">G</text:span><text:span text:style-name="T2">AGAGA</text:span><text:span text:style-name="T1">AGTAG</text:span><text:span text:style-name="T2">T</text:span><text:span text:style-name="T1">C</text:span><text:span text:style-name="T2">G</text:span><text:span text:style-name="T1">AGG</text:span><text:span text:style-name="T2">CA</text:span><text:span text:style-name="T1"> 8:103899905</text:span></text:p>
      <text:p text:style-name="Standard"><text:span text:style-name="T1">Mouse <text:s text:c="16"/>4:118189313 </text:span><text:span text:style-name="T2">GAAATGAGG</text:span><text:span text:style-name="T1">C</text:span><text:span text:style-name="T2">A</text:span><text:span text:style-name="T1">T</text:span><text:span text:style-name="T2">TGA</text:span><text:span text:style-name="T1">AT</text:span><text:span text:style-name="T2">GAGGTGAGG</text:span><text:span text:style-name="T1">A</text:span><text:span text:style-name="T2">AGAGA</text:span><text:span text:style-name="T1">‑‑‑GA</text:span><text:span text:style-name="T2">T</text:span><text:span text:style-name="T1">T</text:span><text:span text:style-name="T2">G</text:span><text:span text:style-name="T1">GAC</text:span><text:span text:style-name="T2">CA</text:span><text:span text:style-name="T1"> 4:118189354</text:span></text:p>
      <text:p text:style-name="P1"/>
      <text:p text:style-name="Standard"><text:span text:style-name="T1">Eurasian red squirrel 8:103899904 </text:span><text:span text:style-name="T2">CAGAAA</text:span><text:span text:style-name="T1">G</text:span><text:span text:style-name="T2">GTCA</text:span><text:span text:style-name="T1">GGA</text:span><text:span text:style-name="T2">TG</text:span><text:span text:style-name="T1">A</text:span><text:span text:style-name="T2">CC</text:span><text:span text:style-name="T1">‑‑‑‑‑‑‑‑‑‑‑‑‑‑‑‑‑‑‑‑</text:span><text:span text:style-name="T2">T</text:span><text:span text:style-name="T1">T</text:span><text:span text:style-name="T2">GC</text:span><text:span text:style-name="T1">AC 8:103899880</text:span></text:p>
      <text:p text:style-name="Standard"><text:span text:style-name="T1">Mouse <text:s text:c="16"/>4:118189355 </text:span><text:span text:style-name="T2">CAGAAA</text:span><text:span text:style-name="T1">T</text:span><text:span text:style-name="T2">GTCA</text:span><text:span text:style-name="T1">AAG</text:span><text:span text:style-name="T2">TG</text:span><text:span text:style-name="T1">G</text:span><text:span text:style-name="T2">CC</text:span><text:span text:style-name="T1">CTTTTCAAGGTCATCTCTGT</text:span><text:span text:style-name="T2">T</text:span><text:span text:style-name="T1">C</text:span><text:span text:style-name="T2">GC</text:span><text:span text:style-name="T1">CT 4:118189399</text:span></text:p>
      <text:p text:style-name="P1"/>
      <text:p text:style-name="Standard"><text:span text:style-name="T1">Eurasian red squirrel 8:103899879 A</text:span><text:span text:style-name="T2">TC</text:span><text:span text:style-name="T1">C</text:span><text:span text:style-name="T2">CT</text:span><text:span text:style-name="T1">G</text:span><text:span text:style-name="T2">TA</text:span><text:span text:style-name="T1">A</text:span><text:span text:style-name="T2">A</text:span><text:span text:style-name="T1">TA</text:span><text:span text:style-name="T2">CTGCCT</text:span><text:span text:style-name="T1">T</text:span><text:span text:style-name="T2">T</text:span><text:span text:style-name="T1">TG</text:span><text:span text:style-name="T2">AGT</text:span><text:span text:style-name="T1">A</text:span><text:span text:style-name="T2">TGTAAAA</text:span><text:span text:style-name="T1">TGG</text:span><text:span text:style-name="T2">AC</text:span><text:span text:style-name="T1">AGT</text:span><text:span text:style-name="T2">TTG</text:span><text:span text:style-name="T1"> 8:103899835</text:span></text:p>
      <text:p text:style-name="Standard"><text:span text:style-name="T1">Mouse <text:s text:c="16"/>4:118189400 G</text:span><text:span text:style-name="T2">TC</text:span><text:span text:style-name="T1">T</text:span><text:span text:style-name="T2">CT</text:span><text:span text:style-name="T1">A</text:span><text:span text:style-name="T2">TA</text:span><text:span text:style-name="T1">G</text:span><text:span text:style-name="T2">A</text:span><text:span text:style-name="T1">AT</text:span><text:span text:style-name="T2">CTGCCT</text:span><text:span text:style-name="T1">C</text:span><text:span text:style-name="T2">T</text:span><text:span text:style-name="T1">CC</text:span><text:span text:style-name="T2">AGT</text:span><text:span text:style-name="T1">G</text:span><text:span text:style-name="T2">TGTAAAA</text:span><text:span text:style-name="T1">CAA</text:span><text:span text:style-name="T2">AC</text:span><text:span text:style-name="T1">‑‑C</text:span><text:span text:style-name="T2">TTG</text:span><text:span text:style-name="T1"> 4:118189442</text:span></text:p>
      <text:p text:style-name="P1"/>
      <text:p text:style-name="Standard"><text:span text:style-name="T1">Eurasian red squirrel 8:103899834 </text:span><text:span text:style-name="T2">GAGTAG</text:span><text:span text:style-name="T1">A</text:span><text:span text:style-name="T2">T</text:span><text:span text:style-name="T1">G</text:span><text:span text:style-name="T2">G</text:span><text:span text:style-name="T1">T</text:span><text:span text:style-name="T2">C</text:span><text:span text:style-name="T1">C</text:span><text:span text:style-name="T2">C</text:span><text:span text:style-name="T1">CAAT</text:span><text:span text:style-name="T2">TAT</text:span><text:span text:style-name="T1">T</text:span><text:span text:style-name="T2">CTTCCAT</text:span><text:span text:style-name="T1">CTTT</text:span><text:span text:style-name="T2">AA</text:span><text:span text:style-name="T1">A</text:span><text:span text:style-name="T2">TTTCACA</text:span><text:span text:style-name="T1">TT 8:103899790</text:span></text:p>
      <text:p text:style-name="Standard"><text:span text:style-name="T1">Mouse <text:s text:c="16"/>4:118189443 </text:span><text:span text:style-name="T2">GAGTAG</text:span><text:span text:style-name="T1">G</text:span><text:span text:style-name="T2">T</text:span><text:span text:style-name="T1">A</text:span><text:span text:style-name="T2">G</text:span><text:span text:style-name="T1">C</text:span><text:span text:style-name="T2">C</text:span><text:span text:style-name="T1">A</text:span><text:span text:style-name="T2">C</text:span><text:span text:style-name="T1">TGGA</text:span><text:span text:style-name="T2">TAT</text:span><text:span text:style-name="T1">C</text:span><text:span text:style-name="T2">CTTCCAT</text:span><text:span text:style-name="T1">GCAC</text:span><text:span text:style-name="T2">AA</text:span><text:span text:style-name="T1">G</text:span><text:span text:style-name="T2">TTTCACA</text:span><text:span text:style-name="T1">GC 4:118189487</text:span></text:p>
      <text:p text:style-name="P1"/>
      <text:p text:style-name="Standard"><text:span text:style-name="T1">Eurasian red squirrel 8:103899789 </text:span><text:span text:style-name="T2">T</text:span><text:span text:style-name="T1">C</text:span><text:span text:style-name="T2">T</text:span><text:span text:style-name="T1">G</text:span><text:span text:style-name="T2">T</text:span><text:span text:style-name="T1">T</text:span><text:span text:style-name="T2">TCTGT</text:span><text:span text:style-name="T1">T</text:span><text:span text:style-name="T2">T</text:span><text:span text:style-name="T1">CC</text:span><text:span text:style-name="T2">A</text:span><text:span text:style-name="T1">TTCT</text:span><text:span text:style-name="T2">ATCA</text:span><text:span text:style-name="T1">AT</text:span><text:span text:style-name="T2">TGT</text:span><text:span text:style-name="T1">A</text:span><text:span text:style-name="T2">T</text:span><text:span text:style-name="T1">T</text:span><text:span text:style-name="T2">ATT</text:span><text:span text:style-name="T1">T</text:span><text:span text:style-name="T2">AA</text:span><text:span text:style-name="T1">C</text:span><text:span text:style-name="T2">T</text:span><text:span text:style-name="T1">T</text:span><text:span text:style-name="T2">TTTA</text:span><text:span text:style-name="T1"> 8:103899745</text:span></text:p>
      <text:p text:style-name="Standard"><text:span text:style-name="T1">Mouse <text:s text:c="16"/>4:118189488 </text:span><text:span text:style-name="T2">T</text:span><text:span text:style-name="T1">A</text:span><text:span text:style-name="T2">T</text:span><text:span text:style-name="T1">T</text:span><text:span text:style-name="T2">T</text:span><text:span text:style-name="T1">C</text:span><text:span text:style-name="T2">TCTGT</text:span><text:span text:style-name="T1">G</text:span><text:span text:style-name="T2">T</text:span><text:span text:style-name="T1">GT</text:span><text:span text:style-name="T2">A</text:span><text:span text:style-name="T1">‑‑‑A</text:span><text:span text:style-name="T2">ATCA</text:span><text:span text:style-name="T1">GC</text:span><text:span text:style-name="T2">TGT</text:span><text:span text:style-name="T1">G</text:span><text:span text:style-name="T2">T</text:span><text:span text:style-name="T1">C</text:span><text:span text:style-name="T2">ATT</text:span><text:span text:style-name="T1">A</text:span><text:span text:style-name="T2">AA</text:span><text:span text:style-name="T1">T</text:span><text:span text:style-name="T2">T</text:span><text:span text:style-name="T1">C</text:span><text:span text:style-name="T2">TTTA</text:span><text:span text:style-name="T1"> 4:118189529</text:span></text:p>
      <text:p text:style-name="P1"/>
      <text:p text:style-name="Standard"><text:span text:style-name="T1">Eurasian red squirrel 8:103899744 C</text:span><text:span text:style-name="T2">AGAGA</text:span><text:span text:style-name="T1">T</text:span><text:span text:style-name="T2">TC</text:span><text:span text:style-name="T1">TGT</text:span><text:span text:style-name="T2">C</text:span><text:span text:style-name="T1">T</text:span><text:span text:style-name="T2">G</text:span><text:span text:style-name="T1">AC</text:span><text:span text:style-name="T2">CAAGT</text:span><text:span text:style-name="T1">TCAAGAAAGAAAAAATAACATCT 8:103899700</text:span></text:p>
      <text:p text:style-name="Standard"><text:span text:style-name="T1">Mouse <text:s text:c="16"/>4:118189530 T</text:span><text:span text:style-name="T2">AGAGA</text:span><text:span text:style-name="T1">G</text:span><text:span text:style-name="T2">TC</text:span><text:span text:style-name="T1">C‑C</text:span><text:span text:style-name="T2">C</text:span><text:span text:style-name="T1">C</text:span><text:span text:style-name="T2">G</text:span><text:span text:style-name="T1">GT</text:span><text:span text:style-name="T2">CAAG</text:span><text:span text:style-name="T6">T.</text:span><text:span text:style-name="T1">...................... 4:118189550</text:span></text:p>
      <text:p text:style-name="P1"/>
      <text:p text:style-name="Standard"><text:span text:style-name="T1">Eurasian red squirrel 8:103899699 GTCTTTCCTATCTAG</text:span><text:span text:style-name="T3">AAGGTTTTGCCAGGACTTCATTTTATCAAA</text:span><text:span text:style-name="T1"> 8:10389965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654 </text:span><text:span text:style-name="T3">TGGCGTTGGAACAGCTGCATAGTCACCCGGAGGCACTGGAAGCTC</text:span><text:span text:style-name="T1"> 8:10389961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609 </text:span><text:span text:style-name="T3">TGGGCACTCCCCTCCATGTTCACTATCTCCAGCTCCCCAGCAAAC</text:span><text:span text:style-name="T1"> 8:103899565</text:span></text:p>
      <text:p text:style-name="Standard"><text:soft-page-break/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564 </text:span><text:span text:style-name="T3">ACAACTTTGTGGACATTACCGTTGCCTGG</text:span><text:span text:style-name="T1">GTAATATGTTCTCCCT 8:10389952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519 GTGAACTTTAGGCCAGGTTAGGAAGAGGGAGAGAAGGGGGCCTTG 8:10389947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474 TCATCGGGAAAGAGGCTTATAAAAAAGTTGGCATAAAGGGTCTGG 8:10389943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429 CATGGCAAAGTTCACTAAGTAAGACTGTCACTAGGCTTAGCACCT 8:10389938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384 TAAAAAAGTTTTTATTTTTTATTATGGATTTTAAACATTATACTT 8:10389934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339 ATATAAAATATATTTTTGCATTATTATGCATTAATTTATTTTCAT 8:10389929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294 ATATTTTGCTTCCTTTCTGGGAGAAGTGGTATAGCAGGAATGTAG 8:10389925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249 TTGGTTTGCTAATGTTGCCATCAGTAGAAAAAAAAAAACGATCAG 8:10389920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204 TAGTGGTTTGCCACAACTTTGGCTTTGAATTTAAAATGTAAAATG 8:10389916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159 TAGCCCTCATTCAGATGTAAGCAGCTCTTTAACCTTTAAATTTTT 8:10389911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114 TTTTTTTTTTTTTTGTATAGTTCAGTTTGGTAAAAGCTCACCTGA 8:10389907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069 AGATAAAATACATTTGTTCTTCTGTTTAACAAATACATTTTGAGT 8:10389902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9024 TCATACTCCGGTTGGAGGAATGATTTTAACTTACACAGGGAATGC 8:10389898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979 AGACATACAGACATGCAGACATGCAGAACGCTCTTGGGGAGTTTG 8:10389893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934 GCACATAAATTCTCCTTGCTAAATGAAAGGACTGCCATTGATCTC 8:10389889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889 ACCAAAACATATAGAGGGCAGAACATTTAGAAAAACAGTTGGATC </text:span><text:soft-page-break/><text:span text:style-name="T1">8:10389884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844 TCCAGATGAGCTGTTAGGAAAAAAACTTGATTCTGCAGATGCTCA 8:10389880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799 CTGGATTTTATAGACCTGGCTCTAGAAAGCTGTTTTGATAGTTTT 8:10389875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754 GTGATGACAACAATGTCTCCAATTACATTTCTCCTGTCATATTAC 8:10389871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709 ACCCACAG</text:span><text:span text:style-name="T3">TTGAAAATTCCTGTTTCTGGATCCAAGTCAGAGGGCC</text:span><text:span text:style-name="T1"> 8:10389866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664 </text:span><text:span text:style-name="T3">ATGTCTACACCAGATCAACCAGAGTTGCCCCCTTTCAGAG</text:span><text:span text:style-name="T1">GTATT 8:10389862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619 ATGGGAAAGTGGTAGGATGTGGGGGAGTGGAGAACCTCCTGATGG 8:10389857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574 AAAAAACCCTGATTCTCATTTTCATTTGTCGCTAAATGATTGCAG 8:10389853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529 TAATAAGAAATAGTTTTCAAAGCTTGAAGCTGAAAGCTTCATGGC 8:10389848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484 TGGGCAGCAAGCCAGTGCCTTGGCTTTTAGCTCAGTCCAGACAAT 8:10389844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439 TTATCCAATACAATCTACTGAATTGTCCTCTCTTCCTGCTTCTGA 8:10389839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394 ATTTGAAACACTTGATAGTTGTAGTGGTCTAGTCTACAATAATTT 8:10389835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349 GATGCTGTGTTCCAGCTTCTAACTCTGCTGCCTCAGTCATTACAA 8:10389830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304 ACGAATAAAGGCATGGAGTCCTAATCCAAAATTATTCATCACATT 8:10389826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259 CTCAGCATAAGCCCTCCACCCAGTTAATTGGCTTTTCTTGTCTGG 8:10389821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214 TTGCCAATAGCTACATCCACTCACTTCCCCCACGGGAAGCCTCTC 8:10389817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oft-page-break/><text:span text:style-name="T1">Eurasian red squirrel 8:103898169 TCAGAGATGTTTGCTGTTTAGCCAGGATGTGTTTTAATTCCTGAG 8:10389812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124 GACAAAAGGAACAGGCAGCCCTGAGGCAGCCCCCACCTACCTCAC 8:10389808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079 CCTGGGCTCATTGACCTCTGAGCCTGGGATTAGTAGAGGAGCTGG 8:10389803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8034 CTGGATTCCAAGCAAGGAATTGAAGGTTGATGTGAATTAGGAAAT 8:10389799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989 GGGAAGTAAGCTGCTCCCTCTCCTTCCTTATGCCCCTTCCATTCA 8:10389794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944 CCTATCAGTCAGCCATCCATAAACCTGCCTTGTAAATGAGAGCCC 8:10389790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899 AGTACAGAATTTTAAAACATTATGTTAATACATCACTGATGTAAA 8:10389785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854 ATTATGTTTTAAAAAGTAAGACATTATCCTTAACACTGCCCTCCT 8:10389781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809 CCCTGTTACTTTTGGATCATGTATTTTGCCTTTAGTTTGCTGATT 8:10389776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764 AGAGAGACAATACTTTTGGTTTTCCAG</text:span><text:span text:style-name="T3">GTGGCAACTTCAGGAAGT</text:span><text:span text:style-name="T1"> 8:10389772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719 </text:span><text:span text:style-name="T3">TGTCTTGGAGCTCAAGGATGGGCAGAAGATTCCCTTGTTCATGGT</text:span><text:span text:style-name="T1"> 8:10389767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674 </text:span><text:span text:style-name="T3">CAGTGAGAAGAATGGTGATATAGTAAACGAG</text:span><text:span text:style-name="T5">TAA</text:span><text:span text:style-name="T3">AAGAGATTAGA</text:span><text:span text:style-name="T1"> 8:10389763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629 </text:span><text:span text:style-name="T3">CTATCAGCATTCTTCAAGTTTGGCCTCTCTCATCTCCACCATGTG</text:span><text:span text:style-name="T1"> 8:10389758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584 </text:span><text:span text:style-name="T3">CTCACCAGGAATGACAGCCATCTGCGTGCAGACACTCCTGTGAGC</text:span><text:span text:style-name="T1"> 8:10389754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539 </text:span><text:span text:style-name="T3">CAGTTCTCTTGGCTCTATGTGTAGGCATATGGTAATTTGGGTATA</text:span><text:span text:style-name="T1"> 8:10389749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494 </text:span><text:span text:style-name="T3">ATTCTAATTTGACCACAAACAAATGCTATTGTGGTTTTTAAACTG</text:span><text:span text:style-name="T1"> 8:103897450</text:span></text:p>
      <text:p text:style-name="Standard"><text:span text:style-name="T1">Mouse <text:s text:c="28"/>............................................. <text:s text:c="11"/></text:span></text:p>
      <text:p text:style-name="P1"><text:soft-page-break/></text:p>
      <text:p text:style-name="Standard"><text:span text:style-name="T1">Eurasian red squirrel 8:103897449 </text:span><text:span text:style-name="T3">AATCAGAAAAACTTTTATTATAAGTTTATACGGTAATTTATTTAA</text:span><text:span text:style-name="T1"> 8:10389740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404 </text:span><text:span text:style-name="T3">GTGGATGTATGTATATAAAAGCAAAGCCAAGATAAAAGAAATCAG</text:span><text:span text:style-name="T1"> 8:10389736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359 </text:span><text:span text:style-name="T3">TATTAATAATAGAATGTTGATCTCTGCTGGTTCTCATTTTCTTTC</text:span><text:span text:style-name="T1"> 8:103897315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314 </text:span><text:span text:style-name="T3">TTTTCCTCTCCCCACCCCTTCCCCATAATTTTTAGTTCCATCAAT</text:span><text:span text:style-name="T1"> 8:103897270</text:span></text:p>
      <text:p text:style-name="Standard"><text:span text:style-name="T1">Mouse <text:s text:c="28"/>............................................. <text:s text:c="11"/></text:span></text:p>
      <text:p text:style-name="P1"/>
      <text:p text:style-name="Standard"><text:span text:style-name="T1">Eurasian red squirrel 8:103897269 </text:span><text:span text:style-name="T3">AAAAAGGCTGAGGCTGGCTAGCA</text:span><text:span text:style-name="T1"> <text:s text:c="22"/>8:103897247</text:span></text:p>
      <text:p text:style-name="Standard"><text:span text:style-name="T1">Mouse <text:s text:c="28"/>....................... <text:s text:c="33"/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9:13:00</meta:creation-date>
    <dc:date>2021-04-14T09:13:00</dc:date>
    <dc:description>written by /net/isilonP/public/ro/ensweb-software/sharedsw/best/paths/apache/httpd [Perl RTF::Writer v1.11]</dc:description>
    <meta:document-statistic meta:table-count="0" meta:image-count="0" meta:object-count="0" meta:page-count="10" meta:paragraph-count="274" meta:word-count="1176" meta:character-count="24934" meta:non-whitespace-character-count="19468"/>
    <meta:generator>LibreOffice/5.1.6.2$Linux_X86_64 LibreOffice_project/10m0$Build-2</meta:generator>
  </office:meta>
</office:document-meta>
</file>